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583in"/>
      <style:text-properties fo:color="#000000" style:font-name="monospace" fo:font-size="8.39999961853027pt" fo:font-weight="normal" fo:background-color="#fff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/ lasso ve ridge regularization -- loss: 3.4419 - val_loss: 0.8531,eval_loss: 0.8855, RMSE: 0.6558,Reconstruction error: 0.2792,ssim_score: 0.2464,</text:p>
      <text:p text:style-name="P1">PSNR = 51.863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3-04-01T01:11:23.659000000</dc:date>
    <meta:editing-duration>PT3S</meta:editing-duration>
    <meta:editing-cycles>1</meta:editing-cycles>
    <meta:document-statistic meta:table-count="0" meta:image-count="0" meta:object-count="0" meta:page-count="1" meta:paragraph-count="2" meta:word-count="20" meta:character-count="162" meta:non-whitespace-character-count="144"/>
  </office:meta>
</office:document-meta>
</file>